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3.19999999999999">
            <text:p>-53.19999999999999</text:p>
          </table:table-cell>
          <table:table-cell office:value-type="float" office:value="20.624257562394817">
            <text:p>20.624257562394817</text:p>
          </table:table-cell>
          <table:table-cell office:value-type="float" office:value="22.622113075484357">
            <text:p>22.622113075484357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67999999999999">
            <text:p>-89.67999999999999</text:p>
          </table:table-cell>
          <table:table-cell office:value-type="float" office:value="10.288712261502903">
            <text:p>10.288712261502903</text:p>
          </table:table-cell>
          <table:table-cell office:value-type="float" office:value="10.686889163830605">
            <text:p>10.68688916383060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44999999999999">
            <text:p>-100.44999999999999</text:p>
          </table:table-cell>
          <table:table-cell office:value-type="float" office:value="10.736670806167057">
            <text:p>10.736670806167057</text:p>
          </table:table-cell>
          <table:table-cell office:value-type="float" office:value="11.214673423689165">
            <text:p>11.21467342368916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33999999999999">
            <text:p>-60.33999999999999</text:p>
          </table:table-cell>
          <table:table-cell office:value-type="float" office:value="7.328546922821731">
            <text:p>7.328546922821731</text:p>
          </table:table-cell>
          <table:table-cell office:value-type="float" office:value="7.6060239284398845">
            <text:p>7.606023928439884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900000000000006">
            <text:p>4.900000000000006</text:p>
          </table:table-cell>
          <table:table-cell office:value-type="float" office:value="15.133076356114767">
            <text:p>15.133076356114767</text:p>
          </table:table-cell>
          <table:table-cell office:value-type="float" office:value="15.731814898478802">
            <text:p>15.73181489847880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37">
            <text:p>-2.737</text:p>
          </table:table-cell>
          <table:table-cell office:value-type="float" office:value="1.3194093375446472">
            <text:p>1.3194093375446472</text:p>
          </table:table-cell>
          <table:table-cell office:value-type="float" office:value="1.384442487068351">
            <text:p>1.384442487068351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25999999999999">
            <text:p>-4.025999999999999</text:p>
          </table:table-cell>
          <table:table-cell office:value-type="float" office:value="1.3018463811064653">
            <text:p>1.3018463811064653</text:p>
          </table:table-cell>
          <table:table-cell office:value-type="float" office:value="1.3741906709041518">
            <text:p>1.374190670904151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55999999999999">
            <text:p>-6.055999999999999</text:p>
          </table:table-cell>
          <table:table-cell office:value-type="float" office:value="0.9063862311399045">
            <text:p>0.9063862311399045</text:p>
          </table:table-cell>
          <table:table-cell office:value-type="float" office:value="0.9366237238080187">
            <text:p>0.936623723808018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2389999999999999">
            <text:p>-1.2389999999999999</text:p>
          </table:table-cell>
          <table:table-cell office:value-type="float" office:value="0.824029732473289">
            <text:p>0.824029732473289</text:p>
          </table:table-cell>
          <table:table-cell office:value-type="float" office:value="0.8529249673916223">
            <text:p>0.852924967391622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681">
            <text:p>-1.681</text:p>
          </table:table-cell>
          <table:table-cell office:value-type="float" office:value="0.844843772540226">
            <text:p>0.844843772540226</text:p>
          </table:table-cell>
          <table:table-cell office:value-type="float" office:value="0.8741218450536512">
            <text:p>0.874121845053651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9519999999999995">
            <text:p>-2.9519999999999995</text:p>
          </table:table-cell>
          <table:table-cell office:value-type="float" office:value="0.8153134366610183">
            <text:p>0.8153134366610183</text:p>
          </table:table-cell>
          <table:table-cell office:value-type="float" office:value="0.8440379138403682">
            <text:p>0.844037913840368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984">
            <text:p>-2.984</text:p>
          </table:table-cell>
          <table:table-cell office:value-type="float" office:value="0.7996099048911292">
            <text:p>0.7996099048911292</text:p>
          </table:table-cell>
          <table:table-cell office:value-type="float" office:value="0.8264163599542299">
            <text:p>0.8264163599542299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789999999999996">
            <text:p>-3.8789999999999996</text:p>
          </table:table-cell>
          <table:table-cell office:value-type="float" office:value="0.7381388758221586">
            <text:p>0.7381388758221586</text:p>
          </table:table-cell>
          <table:table-cell office:value-type="float" office:value="0.7619875327064086">
            <text:p>0.761987532706408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87">
            <text:p>-2.787</text:p>
          </table:table-cell>
          <table:table-cell office:value-type="float" office:value="0.6841703004369603">
            <text:p>0.6841703004369603</text:p>
          </table:table-cell>
          <table:table-cell office:value-type="float" office:value="0.7064000283125706">
            <text:p>0.706400028312570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0.7279999999999998">
            <text:p>-0.7279999999999998</text:p>
          </table:table-cell>
          <table:table-cell office:value-type="float" office:value="0.8376061126806559">
            <text:p>0.8376061126806559</text:p>
          </table:table-cell>
          <table:table-cell office:value-type="float" office:value="0.8667548673067837">
            <text:p>0.8667548673067837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5819999999999994">
            <text:p>-2.5819999999999994</text:p>
          </table:table-cell>
          <table:table-cell office:value-type="float" office:value="0.7085224061382955">
            <text:p>0.7085224061382955</text:p>
          </table:table-cell>
          <table:table-cell office:value-type="float" office:value="0.7315435735484256">
            <text:p>0.731543573548425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251999999999995">
            <text:p>-3.6251999999999995</text:p>
          </table:table-cell>
          <table:table-cell office:value-type="float" office:value="0.5267782835311265">
            <text:p>0.5267782835311265</text:p>
          </table:table-cell>
          <table:table-cell office:value-type="float" office:value="0.5502762942377221">
            <text:p>0.550276294237722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2902">
            <text:p>-6.2902</text:p>
          </table:table-cell>
          <table:table-cell office:value-type="float" office:value="0.933939377047569">
            <text:p>0.933939377047569</text:p>
          </table:table-cell>
          <table:table-cell office:value-type="float" office:value="0.9579058200052862">
            <text:p>0.957905820005286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208999999999993">
            <text:p>-3.5208999999999993</text:p>
          </table:table-cell>
          <table:table-cell office:value-type="float" office:value="0.92305519336603">
            <text:p>0.92305519336603</text:p>
          </table:table-cell>
          <table:table-cell office:value-type="float" office:value="0.9510152943039349">
            <text:p>0.951015294303934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5070999999999994">
            <text:p>-1.5070999999999994</text:p>
          </table:table-cell>
          <table:table-cell office:value-type="float" office:value="0.7599466362844172">
            <text:p>0.7599466362844172</text:p>
          </table:table-cell>
          <table:table-cell office:value-type="float" office:value="0.783896223999071">
            <text:p>0.78389622399907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0.1330000000000009">
            <text:p>-0.1330000000000009</text:p>
          </table:table-cell>
          <table:table-cell office:value-type="float" office:value="0.7845947998808059">
            <text:p>0.7845947998808059</text:p>
          </table:table-cell>
          <table:table-cell office:value-type="float" office:value="0.812539845176838">
            <text:p>0.81253984517683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431">
            <text:p>-3.6431</text:p>
          </table:table-cell>
          <table:table-cell office:value-type="float" office:value="0.4554528405883539">
            <text:p>0.4554528405883539</text:p>
          </table:table-cell>
          <table:table-cell office:value-type="float" office:value="0.48011066432646593">
            <text:p>0.4801106643264659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15999999999997">
            <text:p>-60.15999999999997</text:p>
          </table:table-cell>
          <table:table-cell office:value-type="float" office:value="25.73943278318308">
            <text:p>25.73943278318308</text:p>
          </table:table-cell>
          <table:table-cell office:value-type="float" office:value="27.018512172212592">
            <text:p>27.018512172212592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4004">
            <text:p>-2.4004</text:p>
          </table:table-cell>
          <table:table-cell office:value-type="float" office:value="0.3630594441685823">
            <text:p>0.3630594441685823</text:p>
          </table:table-cell>
          <table:table-cell office:value-type="float" office:value="0.3876381818139181">
            <text:p>0.387638181813918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2.589999999999975">
            <text:p>-42.589999999999975</text:p>
          </table:table-cell>
          <table:table-cell office:value-type="float" office:value="23.571221860565462">
            <text:p>23.571221860565462</text:p>
          </table:table-cell>
          <table:table-cell office:value-type="float" office:value="24.730226444575916">
            <text:p>24.73022644457591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569999999999993">
            <text:p>-2.569999999999993</text:p>
          </table:table-cell>
          <table:table-cell office:value-type="float" office:value="18.31731694326439">
            <text:p>18.31731694326439</text:p>
          </table:table-cell>
          <table:table-cell office:value-type="float" office:value="19.076228662919736">
            <text:p>19.07622866291973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91">
            <text:p>-68.91</text:p>
          </table:table-cell>
          <table:table-cell office:value-type="float" office:value="7.853922586835199">
            <text:p>7.853922586835199</text:p>
          </table:table-cell>
          <table:table-cell office:value-type="float" office:value="8.171419705289894">
            <text:p>8.17141970528989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1">
            <text:p>-54.41</text:p>
          </table:table-cell>
          <table:table-cell office:value-type="float" office:value="10.85974677421164">
            <text:p>10.85974677421164</text:p>
          </table:table-cell>
          <table:table-cell office:value-type="float" office:value="11.091532806605226">
            <text:p>11.09153280660522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826999999999999">
            <text:p>-6.826999999999999</text:p>
          </table:table-cell>
          <table:table-cell office:value-type="float" office:value="0.8844144955845072">
            <text:p>0.8844144955845072</text:p>
          </table:table-cell>
          <table:table-cell office:value-type="float" office:value="0.928347456505375">
            <text:p>0.92834745650537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08">
            <text:p>-67.08</text:p>
          </table:table-cell>
          <table:table-cell office:value-type="float" office:value="7.546548880117325">
            <text:p>7.546548880117325</text:p>
          </table:table-cell>
          <table:table-cell office:value-type="float" office:value="7.824167687364585">
            <text:p>7.82416768736458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6029999999999998">
            <text:p>-3.6029999999999998</text:p>
          </table:table-cell>
          <table:table-cell office:value-type="float" office:value="0.4855810951839049">
            <text:p>0.4855810951839049</text:p>
          </table:table-cell>
          <table:table-cell office:value-type="float" office:value="0.5134403568088509">
            <text:p>0.5134403568088509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7.38">
            <text:p>-77.38</text:p>
          </table:table-cell>
          <table:table-cell office:value-type="float" office:value="8.757282683572573">
            <text:p>8.757282683572573</text:p>
          </table:table-cell>
          <table:table-cell office:value-type="float" office:value="9.075263081586115">
            <text:p>9.0752630815861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88">
            <text:p>-74.88</text:p>
          </table:table-cell>
          <table:table-cell office:value-type="float" office:value="9.107140056021981">
            <text:p>9.107140056021981</text:p>
          </table:table-cell>
          <table:table-cell office:value-type="float" office:value="9.413309726127146">
            <text:p>9.41330972612714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204999999999999">
            <text:p>-7.204999999999999</text:p>
          </table:table-cell>
          <table:table-cell office:value-type="float" office:value="0.7865907449239409">
            <text:p>0.7865907449239409</text:p>
          </table:table-cell>
          <table:table-cell office:value-type="float" office:value="0.8265137627408289">
            <text:p>0.8265137627408289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3">
            <text:p>-3.153</text:p>
          </table:table-cell>
          <table:table-cell office:value-type="float" office:value="0.5353400788284026">
            <text:p>0.5353400788284026</text:p>
          </table:table-cell>
          <table:table-cell office:value-type="float" office:value="0.5632237566012286">
            <text:p>0.563223756601228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4.9799999999999">
            <text:p>-704.9799999999999</text:p>
          </table:table-cell>
          <table:table-cell office:value-type="float" office:value="145.86342790432425">
            <text:p>145.86342790432425</text:p>
          </table:table-cell>
          <table:table-cell office:value-type="float" office:value="158.60315255378754">
            <text:p>158.6031525537875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39">
            <text:p>-76.39</text:p>
          </table:table-cell>
          <table:table-cell office:value-type="float" office:value="9.244246859533783">
            <text:p>9.244246859533783</text:p>
          </table:table-cell>
          <table:table-cell office:value-type="float" office:value="9.68178186079401">
            <text:p>9.6817818607940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77999999999999">
            <text:p>-89.77999999999999</text:p>
          </table:table-cell>
          <table:table-cell office:value-type="float" office:value="8.95600357302295">
            <text:p>8.95600357302295</text:p>
          </table:table-cell>
          <table:table-cell office:value-type="float" office:value="9.274071382084582">
            <text:p>9.27407138208458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37">
            <text:p>-89.37</text:p>
          </table:table-cell>
          <table:table-cell office:value-type="float" office:value="10.856154936256223">
            <text:p>10.856154936256223</text:p>
          </table:table-cell>
          <table:table-cell office:value-type="float" office:value="11.254514649686122">
            <text:p>11.25451464968612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1.23999999999998">
            <text:p>-91.23999999999998</text:p>
          </table:table-cell>
          <table:table-cell office:value-type="float" office:value="11.284396306404693">
            <text:p>11.284396306404693</text:p>
          </table:table-cell>
          <table:table-cell office:value-type="float" office:value="11.72273005745676">
            <text:p>11.7227300574567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1.83">
            <text:p>-81.83</text:p>
          </table:table-cell>
          <table:table-cell office:value-type="float" office:value="8.608280896903876">
            <text:p>8.608280896903876</text:p>
          </table:table-cell>
          <table:table-cell office:value-type="float" office:value="8.926191797177566">
            <text:p>8.9261917971775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63">
            <text:p>-119.63</text:p>
          </table:table-cell>
          <table:table-cell office:value-type="float" office:value="13.90600230116478">
            <text:p>13.90600230116478</text:p>
          </table:table-cell>
          <table:table-cell office:value-type="float" office:value="14.464608532552832">
            <text:p>14.46460853255283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80999999999999">
            <text:p>-82.80999999999999</text:p>
          </table:table-cell>
          <table:table-cell office:value-type="float" office:value="10.457920443376873">
            <text:p>10.457920443376873</text:p>
          </table:table-cell>
          <table:table-cell office:value-type="float" office:value="11.015484555842303">
            <text:p>11.01548455584230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55">
            <text:p>-86.55</text:p>
          </table:table-cell>
          <table:table-cell office:value-type="float" office:value="8.767217346456066">
            <text:p>8.767217346456066</text:p>
          </table:table-cell>
          <table:table-cell office:value-type="float" office:value="9.08520225421537">
            <text:p>9.0852022542153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13">
            <text:p>-111.13</text:p>
          </table:table-cell>
          <table:table-cell office:value-type="float" office:value="13.088258096477174">
            <text:p>13.088258096477174</text:p>
          </table:table-cell>
          <table:table-cell office:value-type="float" office:value="13.606796096069045">
            <text:p>13.60679609606904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91999999999999">
            <text:p>-108.91999999999999</text:p>
          </table:table-cell>
          <table:table-cell office:value-type="float" office:value="13.277710646041367">
            <text:p>13.277710646041367</text:p>
          </table:table-cell>
          <table:table-cell office:value-type="float" office:value="13.836184445142393">
            <text:p>13.83618444514239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8.909999999999997">
            <text:p>28.909999999999997</text:p>
          </table:table-cell>
          <table:table-cell office:value-type="float" office:value="14.604276770864097">
            <text:p>14.604276770864097</text:p>
          </table:table-cell>
          <table:table-cell office:value-type="float" office:value="15.202924060850913">
            <text:p>15.202924060850913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350000000000023">
            <text:p>17.350000000000023</text:p>
          </table:table-cell>
          <table:table-cell office:value-type="float" office:value="15.282751715577925">
            <text:p>15.282751715577925</text:p>
          </table:table-cell>
          <table:table-cell office:value-type="float" office:value="15.881514411415578">
            <text:p>15.881514411415578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899999999999999">
            <text:p>-5.899999999999999</text:p>
          </table:table-cell>
          <table:table-cell office:value-type="float" office:value="1.0851525238416944">
            <text:p>1.0851525238416944</text:p>
          </table:table-cell>
          <table:table-cell office:value-type="float" office:value="1.1331037022267658">
            <text:p>1.133103702226765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86099999999999">
            <text:p>-3.586099999999999</text:p>
          </table:table-cell>
          <table:table-cell office:value-type="float" office:value="0.5137389317542523">
            <text:p>0.5137389317542523</text:p>
          </table:table-cell>
          <table:table-cell office:value-type="float" office:value="0.5396214321169982">
            <text:p>0.539621432116998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703">
            <text:p>-4.0703</text:p>
          </table:table-cell>
          <table:table-cell office:value-type="float" office:value="0.6231093082276979">
            <text:p>0.6231093082276979</text:p>
          </table:table-cell>
          <table:table-cell office:value-type="float" office:value="0.647433587327689">
            <text:p>0.64743358732768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595">
            <text:p>-6.0595</text:p>
          </table:table-cell>
          <table:table-cell office:value-type="float" office:value="1.146295010021417">
            <text:p>1.146295010021417</text:p>
          </table:table-cell>
          <table:table-cell office:value-type="float" office:value="1.206029124855615">
            <text:p>1.20602912485561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9660000000000002">
            <text:p>-1.9660000000000002</text:p>
          </table:table-cell>
          <table:table-cell office:value-type="float" office:value="0.9827085020493115">
            <text:p>0.9827085020493115</text:p>
          </table:table-cell>
          <table:table-cell office:value-type="float" office:value="1.0313117860278724">
            <text:p>1.031311786027872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23">
            <text:p>-6.023</text:p>
          </table:table-cell>
          <table:table-cell office:value-type="float" office:value="0.95785646106293">
            <text:p>0.95785646106293</text:p>
          </table:table-cell>
          <table:table-cell office:value-type="float" office:value="1.0060462216021688">
            <text:p>1.006046221602168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25999999999999">
            <text:p>-3.825999999999999</text:p>
          </table:table-cell>
          <table:table-cell office:value-type="float" office:value="0.9655444060218046">
            <text:p>0.9655444060218046</text:p>
          </table:table-cell>
          <table:table-cell office:value-type="float" office:value="1.0138658688406479">
            <text:p>1.013865868840647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569999999999997">
            <text:p>-3.2569999999999997</text:p>
          </table:table-cell>
          <table:table-cell office:value-type="float" office:value="0.7848726011270875">
            <text:p>0.7848726011270875</text:p>
          </table:table-cell>
          <table:table-cell office:value-type="float" office:value="0.822440879334193">
            <text:p>0.82244087933419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4899999999999998">
            <text:p>-1.4899999999999998</text:p>
          </table:table-cell>
          <table:table-cell office:value-type="float" office:value="0.7344685153224744">
            <text:p>0.7344685153224744</text:p>
          </table:table-cell>
          <table:table-cell office:value-type="float" office:value="0.7688016649305593">
            <text:p>0.768801664930559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9349999999999998">
            <text:p>-1.9349999999999998</text:p>
          </table:table-cell>
          <table:table-cell office:value-type="float" office:value="0.7120737321373399">
            <text:p>0.7120737321373399</text:p>
          </table:table-cell>
          <table:table-cell office:value-type="float" office:value="0.7440436815133907">
            <text:p>0.744043681513390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3294999999999995">
            <text:p>-7.3294999999999995</text:p>
          </table:table-cell>
          <table:table-cell office:value-type="float" office:value="1.1408988780781575">
            <text:p>1.1408988780781575</text:p>
          </table:table-cell>
          <table:table-cell office:value-type="float" office:value="1.1987536235607374">
            <text:p>1.198753623560737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861">
            <text:p>-7.861</text:p>
          </table:table-cell>
          <table:table-cell office:value-type="float" office:value="1.1729113350974154">
            <text:p>1.1729113350974154</text:p>
          </table:table-cell>
          <table:table-cell office:value-type="float" office:value="1.232935115892154">
            <text:p>1.23293511589215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562999999999999">
            <text:p>-2.562999999999999</text:p>
          </table:table-cell>
          <table:table-cell office:value-type="float" office:value="1.0462126934806322">
            <text:p>1.0462126934806322</text:p>
          </table:table-cell>
          <table:table-cell office:value-type="float" office:value="1.0992911352321557">
            <text:p>1.099291135232155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020000000000005">
            <text:p>-4.3020000000000005</text:p>
          </table:table-cell>
          <table:table-cell office:value-type="float" office:value="1.1341622458890093">
            <text:p>1.1341622458890093</text:p>
          </table:table-cell>
          <table:table-cell office:value-type="float" office:value="1.19194127372115">
            <text:p>1.1919412737211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08499999999999">
            <text:p>-5.308499999999999</text:p>
          </table:table-cell>
          <table:table-cell office:value-type="float" office:value="1.2636297915133203">
            <text:p>1.2636297915133203</text:p>
          </table:table-cell>
          <table:table-cell office:value-type="float" office:value="1.3282056504924238">
            <text:p>1.328205650492423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1105">
            <text:p>-2.1105</text:p>
          </table:table-cell>
          <table:table-cell office:value-type="float" office:value="1.2691423285037822">
            <text:p>1.2691423285037822</text:p>
          </table:table-cell>
          <table:table-cell office:value-type="float" office:value="1.3337661901547808">
            <text:p>1.333766190154780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4704999999999995">
            <text:p>-2.4704999999999995</text:p>
          </table:table-cell>
          <table:table-cell office:value-type="float" office:value="0.49304183392487066">
            <text:p>0.49304183392487066</text:p>
          </table:table-cell>
          <table:table-cell office:value-type="float" office:value="0.5308599156086286">
            <text:p>0.530859915608628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09">
            <text:p>-2.09</text:p>
          </table:table-cell>
          <table:table-cell office:value-type="float" office:value="0.6080592076434665">
            <text:p>0.6080592076434665</text:p>
          </table:table-cell>
          <table:table-cell office:value-type="float" office:value="0.6499261496508658">
            <text:p>0.6499261496508658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5794999999999995">
            <text:p>-7.5794999999999995</text:p>
          </table:table-cell>
          <table:table-cell office:value-type="float" office:value="1.1140108841479062">
            <text:p>1.1140108841479062</text:p>
          </table:table-cell>
          <table:table-cell office:value-type="float" office:value="1.1625189245771443">
            <text:p>1.162518924577144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70999999999999">
            <text:p>-4.670999999999999</text:p>
          </table:table-cell>
          <table:table-cell office:value-type="float" office:value="0.571192611997039">
            <text:p>0.571192611997039</text:p>
          </table:table-cell>
          <table:table-cell office:value-type="float" office:value="0.6030762804156702">
            <text:p>0.603076280415670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239999999999997">
            <text:p>-3.1239999999999997</text:p>
          </table:table-cell>
          <table:table-cell office:value-type="float" office:value="0.5184168207147604">
            <text:p>0.5184168207147604</text:p>
          </table:table-cell>
          <table:table-cell office:value-type="float" office:value="0.5462929616972935">
            <text:p>0.546292961697293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3689999999999998">
            <text:p>-3.3689999999999998</text:p>
          </table:table-cell>
          <table:table-cell office:value-type="float" office:value="0.4517753866690839">
            <text:p>0.4517753866690839</text:p>
          </table:table-cell>
          <table:table-cell office:value-type="float" office:value="0.4756353645388449">
            <text:p>0.475635364538844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25">
            <text:p>-4.625</text:p>
          </table:table-cell>
          <table:table-cell office:value-type="float" office:value="0.6429471206872304">
            <text:p>0.6429471206872304</text:p>
          </table:table-cell>
          <table:table-cell office:value-type="float" office:value="0.6748547991975756">
            <text:p>0.674854799197575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203">
            <text:p>-8.203</text:p>
          </table:table-cell>
          <table:table-cell office:value-type="float" office:value="1.1361007877824922">
            <text:p>1.1361007877824922</text:p>
          </table:table-cell>
          <table:table-cell office:value-type="float" office:value="1.1880526082627834">
            <text:p>1.188052608262783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2944999999999993">
            <text:p>-3.2944999999999993</text:p>
          </table:table-cell>
          <table:table-cell office:value-type="float" office:value="1.077529697966604">
            <text:p>1.077529697966604</text:p>
          </table:table-cell>
          <table:table-cell office:value-type="float" office:value="1.1328160706840282">
            <text:p>1.132816070684028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456">
            <text:p>-3.3456</text:p>
          </table:table-cell>
          <table:table-cell office:value-type="float" office:value="0.5243891684617449">
            <text:p>0.5243891684617449</text:p>
          </table:table-cell>
          <table:table-cell office:value-type="float" office:value="0.548682932120181">
            <text:p>0.54868293212018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055">
            <text:p>-5.6055</text:p>
          </table:table-cell>
          <table:table-cell office:value-type="float" office:value="1.3309854431961317">
            <text:p>1.3309854431961317</text:p>
          </table:table-cell>
          <table:table-cell office:value-type="float" office:value="1.399841508885916">
            <text:p>1.39984150888591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8289999999999988">
            <text:p>-1.8289999999999988</text:p>
          </table:table-cell>
          <table:table-cell office:value-type="float" office:value="1.341650103417429">
            <text:p>1.341650103417429</text:p>
          </table:table-cell>
          <table:table-cell office:value-type="float" office:value="1.4124592029506566">
            <text:p>1.412459202950656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2703999999999995">
            <text:p>-2.2703999999999995</text:p>
          </table:table-cell>
          <table:table-cell office:value-type="float" office:value="0.5817526622199508">
            <text:p>0.5817526622199508</text:p>
          </table:table-cell>
          <table:table-cell office:value-type="float" office:value="0.606464640354242">
            <text:p>0.60646464035424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1066">
            <text:p>-6.1066</text:p>
          </table:table-cell>
          <table:table-cell office:value-type="float" office:value="0.8121406035902905">
            <text:p>0.8121406035902905</text:p>
          </table:table-cell>
          <table:table-cell office:value-type="float" office:value="0.8396899665948128">
            <text:p>0.839689966594812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88999999999999">
            <text:p>-5.388999999999999</text:p>
          </table:table-cell>
          <table:table-cell office:value-type="float" office:value="0.7670313944031231">
            <text:p>0.7670313944031231</text:p>
          </table:table-cell>
          <table:table-cell office:value-type="float" office:value="0.7917802978099422">
            <text:p>0.791780297809942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06199999999999">
            <text:p>-5.706199999999999</text:p>
          </table:table-cell>
          <table:table-cell office:value-type="float" office:value="0.6888171019944258">
            <text:p>0.6888171019944258</text:p>
          </table:table-cell>
          <table:table-cell office:value-type="float" office:value="0.7135539503078938">
            <text:p>0.713553950307893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926399999999999">
            <text:p>-7.926399999999999</text:p>
          </table:table-cell>
          <table:table-cell office:value-type="float" office:value="0.7991656649281166">
            <text:p>0.7991656649281166</text:p>
          </table:table-cell>
          <table:table-cell office:value-type="float" office:value="0.8239185396627509">
            <text:p>0.823918539662750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6789999999999985">
            <text:p>-1.6789999999999985</text:p>
          </table:table-cell>
          <table:table-cell office:value-type="float" office:value="0.8173308020624201">
            <text:p>0.8173308020624201</text:p>
          </table:table-cell>
          <table:table-cell office:value-type="float" office:value="0.8408878403211704">
            <text:p>0.840887840321170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177199999999999">
            <text:p>-2.177199999999999</text:p>
          </table:table-cell>
          <table:table-cell office:value-type="float" office:value="0.8702375767570603">
            <text:p>0.8702375767570603</text:p>
          </table:table-cell>
          <table:table-cell office:value-type="float" office:value="0.8985921432997284">
            <text:p>0.898592143299728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879999999999987">
            <text:p>-3.4879999999999987</text:p>
          </table:table-cell>
          <table:table-cell office:value-type="float" office:value="0.8207244604616099">
            <text:p>0.8207244604616099</text:p>
          </table:table-cell>
          <table:table-cell office:value-type="float" office:value="0.8450804458748294">
            <text:p>0.845080445874829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489299999999999">
            <text:p>-5.489299999999999</text:p>
          </table:table-cell>
          <table:table-cell office:value-type="float" office:value="0.843183781864904">
            <text:p>0.843183781864904</text:p>
          </table:table-cell>
          <table:table-cell office:value-type="float" office:value="0.8667433818610899">
            <text:p>0.866743381861089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3.39999999999999">
            <text:p>-43.39999999999999</text:p>
          </table:table-cell>
          <table:table-cell office:value-type="float" office:value="13.83618444514238">
            <text:p>13.83618444514238</text:p>
          </table:table-cell>
          <table:table-cell office:value-type="float" office:value="15.033296378372908">
            <text:p>15.03329637837290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7.5">
            <text:p>-67.5</text:p>
          </table:table-cell>
          <table:table-cell office:value-type="float" office:value="11.941942890501533">
            <text:p>11.941942890501533</text:p>
          </table:table-cell>
          <table:table-cell office:value-type="float" office:value="12.739309243440166">
            <text:p>12.73930924344016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599999999999994">
            <text:p>-39.599999999999994</text:p>
          </table:table-cell>
          <table:table-cell office:value-type="float" office:value="10.248902380255162">
            <text:p>10.248902380255162</text:p>
          </table:table-cell>
          <table:table-cell office:value-type="float" office:value="11.045361017187261">
            <text:p>11.045361017187261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2.69999999999999">
            <text:p>-52.69999999999999</text:p>
          </table:table-cell>
          <table:table-cell office:value-type="float" office:value="19.525624189766635">
            <text:p>19.525624189766635</text:p>
          </table:table-cell>
          <table:table-cell office:value-type="float" office:value="20.32461561752154">
            <text:p>20.32461561752154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8">
            <text:p>-51.8</text:p>
          </table:table-cell>
          <table:table-cell office:value-type="float" office:value="11.842297074469966">
            <text:p>11.842297074469966</text:p>
          </table:table-cell>
          <table:table-cell office:value-type="float" office:value="12.639620247459963">
            <text:p>12.639620247459963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8.3">
            <text:p>-38.3</text:p>
          </table:table-cell>
          <table:table-cell office:value-type="float" office:value="10.348429832588135">
            <text:p>10.348429832588135</text:p>
          </table:table-cell>
          <table:table-cell office:value-type="float" office:value="11.144954015158604">
            <text:p>11.14495401515860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8">
            <text:p>-51.8</text:p>
          </table:table-cell>
          <table:table-cell office:value-type="float" office:value="18.22745182410312">
            <text:p>18.22745182410312</text:p>
          </table:table-cell>
          <table:table-cell office:value-type="float" office:value="19.82523644247402">
            <text:p>19.82523644247402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6.099999999999994">
            <text:p>-46.099999999999994</text:p>
          </table:table-cell>
          <table:table-cell office:value-type="float" office:value="13.935924798878615">
            <text:p>13.935924798878615</text:p>
          </table:table-cell>
          <table:table-cell office:value-type="float" office:value="15.133076356114781">
            <text:p>15.133076356114781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5.89999999999998">
            <text:p>-45.89999999999998</text:p>
          </table:table-cell>
          <table:table-cell office:value-type="float" office:value="27.118443908159623">
            <text:p>27.118443908159623</text:p>
          </table:table-cell>
          <table:table-cell office:value-type="float" office:value="28.91729586251108">
            <text:p>28.91729586251108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0">
            <text:p>-35.0</text:p>
          </table:table-cell>
          <table:table-cell office:value-type="float" office:value="11.443775600735979">
            <text:p>11.443775600735979</text:p>
          </table:table-cell>
          <table:table-cell office:value-type="float" office:value="12.240914998479488">
            <text:p>12.24091499847948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0">
            <text:p>-75.0</text:p>
          </table:table-cell>
          <table:table-cell office:value-type="float" office:value="14.634206503941382">
            <text:p>14.634206503941382</text:p>
          </table:table-cell>
          <table:table-cell office:value-type="float" office:value="15.831613941730637">
            <text:p>15.83161394173063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6.69999999999999">
            <text:p>-76.69999999999999</text:p>
          </table:table-cell>
          <table:table-cell office:value-type="float" office:value="11.543396380615196">
            <text:p>11.543396380615196</text:p>
          </table:table-cell>
          <table:table-cell office:value-type="float" office:value="12.340583454602148">
            <text:p>12.34058345460214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69999999999999">
            <text:p>-3.369999999999999</text:p>
          </table:table-cell>
          <table:table-cell office:value-type="float" office:value="1.2870881865668724">
            <text:p>1.2870881865668724</text:p>
          </table:table-cell>
          <table:table-cell office:value-type="float" office:value="1.3537222758010605">
            <text:p>1.353722275801060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433">
            <text:p>-9.433</text:p>
          </table:table-cell>
          <table:table-cell office:value-type="float" office:value="1.1460911831089178">
            <text:p>1.1460911831089178</text:p>
          </table:table-cell>
          <table:table-cell office:value-type="float" office:value="1.1980438222368988">
            <text:p>1.1980438222368988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64999999999999">
            <text:p>-99.64999999999999</text:p>
          </table:table-cell>
          <table:table-cell office:value-type="float" office:value="9.70167511309259">
            <text:p>9.70167511309259</text:p>
          </table:table-cell>
          <table:table-cell office:value-type="float" office:value="10.099628706046586">
            <text:p>10.09962870604658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261999999999999">
            <text:p>-4.261999999999999</text:p>
          </table:table-cell>
          <table:table-cell office:value-type="float" office:value="0.717743686840922">
            <text:p>0.717743686840922</text:p>
          </table:table-cell>
          <table:table-cell office:value-type="float" office:value="0.7576516349880071">
            <text:p>0.7576516349880071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9.22999999999999">
            <text:p>-79.22999999999999</text:p>
          </table:table-cell>
          <table:table-cell office:value-type="float" office:value="8.48910478201323">
            <text:p>8.48910478201323</text:p>
          </table:table-cell>
          <table:table-cell office:value-type="float" office:value="8.767217346456066">
            <text:p>8.7672173464560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91999999999999">
            <text:p>-87.91999999999999</text:p>
          </table:table-cell>
          <table:table-cell office:value-type="float" office:value="9.691728432018719">
            <text:p>9.691728432018719</text:p>
          </table:table-cell>
          <table:table-cell office:value-type="float" office:value="10.049875621120904">
            <text:p>10.04987562112090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66">
            <text:p>-59.66</text:p>
          </table:table-cell>
          <table:table-cell office:value-type="float" office:value="6.972087205421349">
            <text:p>6.972087205421349</text:p>
          </table:table-cell>
          <table:table-cell office:value-type="float" office:value="7.209687926672">
            <text:p>7.20968792667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56">
            <text:p>-54.56</text:p>
          </table:table-cell>
          <table:table-cell office:value-type="float" office:value="6.359119435896781">
            <text:p>6.359119435896781</text:p>
          </table:table-cell>
          <table:table-cell office:value-type="float" office:value="6.556706490304402">
            <text:p>6.55670649030440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489999999999995">
            <text:p>-59.489999999999995</text:p>
          </table:table-cell>
          <table:table-cell office:value-type="float" office:value="6.962190747171468">
            <text:p>6.962190747171468</text:p>
          </table:table-cell>
          <table:table-cell office:value-type="float" office:value="7.199784719003766">
            <text:p>7.19978471900376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15">
            <text:p>-3.715</text:p>
          </table:table-cell>
          <table:table-cell office:value-type="float" office:value="0.9391618603840348">
            <text:p>0.9391618603840348</text:p>
          </table:table-cell>
          <table:table-cell office:value-type="float" office:value="0.9818477478713283">
            <text:p>0.9818477478713283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681">
            <text:p>-1.681</text:p>
          </table:table-cell>
          <table:table-cell office:value-type="float" office:value="0.9374694661694322">
            <text:p>0.9374694661694322</text:p>
          </table:table-cell>
          <table:table-cell office:value-type="float" office:value="0.9801270325830218">
            <text:p>0.9801270325830218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0.798">
            <text:p>-10.798</text:p>
          </table:table-cell>
          <table:table-cell office:value-type="float" office:value="1.2907749610214798">
            <text:p>1.2907749610214798</text:p>
          </table:table-cell>
          <table:table-cell office:value-type="float" office:value="1.3481483597883421">
            <text:p>1.3481483597883421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41">
            <text:p>-62.41</text:p>
          </table:table-cell>
          <table:table-cell office:value-type="float" office:value="7.041370605216003">
            <text:p>7.041370605216003</text:p>
          </table:table-cell>
          <table:table-cell office:value-type="float" office:value="7.318640584152224">
            <text:p>7.31864058415222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69999999999999">
            <text:p>-54.69999999999999</text:p>
          </table:table-cell>
          <table:table-cell office:value-type="float" office:value="7.4078066929422395">
            <text:p>7.4078066929422395</text:p>
          </table:table-cell>
          <table:table-cell office:value-type="float" office:value="7.685336687484815">
            <text:p>7.6853366874848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9.41">
            <text:p>-49.41</text:p>
          </table:table-cell>
          <table:table-cell office:value-type="float" office:value="10.935817299132243">
            <text:p>10.935817299132243</text:p>
          </table:table-cell>
          <table:table-cell office:value-type="float" office:value="11.453737381309208">
            <text:p>11.45373738130920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4.36">
            <text:p>-54.36</text:p>
          </table:table-cell>
          <table:table-cell office:value-type="float" office:value="7.705167097474266">
            <text:p>7.705167097474266</text:p>
          </table:table-cell>
          <table:table-cell office:value-type="float" office:value="8.022568167363858">
            <text:p>8.02256816736385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28999999999999">
            <text:p>-4.428999999999999</text:p>
          </table:table-cell>
          <table:table-cell office:value-type="float" office:value="0.9887411187970285">
            <text:p>0.9887411187970285</text:p>
          </table:table-cell>
          <table:table-cell office:value-type="float" office:value="1.0339366518312427">
            <text:p>1.0339366518312427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579999999999996">
            <text:p>-2.7579999999999996</text:p>
          </table:table-cell>
          <table:table-cell office:value-type="float" office:value="0.7764251412724856">
            <text:p>0.7764251412724856</text:p>
          </table:table-cell>
          <table:table-cell office:value-type="float" office:value="1.35718679628119">
            <text:p>1.35718679628119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270999999999999">
            <text:p>-5.270999999999999</text:p>
          </table:table-cell>
          <table:table-cell office:value-type="float" office:value="1.2622523519486908">
            <text:p>1.2622523519486908</text:p>
          </table:table-cell>
          <table:table-cell office:value-type="float" office:value="1.711969917960009">
            <text:p>1.711969917960009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3099999999999996">
            <text:p>-2.3099999999999996</text:p>
          </table:table-cell>
          <table:table-cell office:value-type="float" office:value="0.7199472202877095">
            <text:p>0.7199472202877095</text:p>
          </table:table-cell>
          <table:table-cell office:value-type="float" office:value="0.7462680483579608">
            <text:p>0.746268048357960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.617">
            <text:p>-1.617</text:p>
          </table:table-cell>
          <table:table-cell office:value-type="float" office:value="0.9273408219203988">
            <text:p>0.9273408219203988</text:p>
          </table:table-cell>
          <table:table-cell office:value-type="float" office:value="0.978407379367102">
            <text:p>0.97840737936710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9499999999999993">
            <text:p>-2.9499999999999993</text:p>
          </table:table-cell>
          <table:table-cell office:value-type="float" office:value="0.8618607776201445">
            <text:p>0.8618607776201445</text:p>
          </table:table-cell>
          <table:table-cell office:value-type="float" office:value="0.8980623586366376">
            <text:p>0.898062358636637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718999999999999">
            <text:p>-4.718999999999999</text:p>
          </table:table-cell>
          <table:table-cell office:value-type="float" office:value="1.0779726341609974">
            <text:p>1.0779726341609974</text:p>
          </table:table-cell>
          <table:table-cell office:value-type="float" office:value="1.127883415961064">
            <text:p>1.12788341596106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0.18400000000000016">
            <text:p>-0.18400000000000016</text:p>
          </table:table-cell>
          <table:table-cell office:value-type="float" office:value="0.8897730047602034">
            <text:p>0.8897730047602034</text:p>
          </table:table-cell>
          <table:table-cell office:value-type="float" office:value="0.9298688079508849">
            <text:p>0.9298688079508849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733999999999999">
            <text:p>-2.733999999999999</text:p>
          </table:table-cell>
          <table:table-cell office:value-type="float" office:value="1.0173475315741414">
            <text:p>1.0173475315741414</text:p>
          </table:table-cell>
          <table:table-cell office:value-type="float" office:value="1.0594130450395645">
            <text:p>1.059413045039564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8.19">
            <text:p>-58.19</text:p>
          </table:table-cell>
          <table:table-cell office:value-type="float" office:value="7.0611684585484955">
            <text:p>7.0611684585484955</text:p>
          </table:table-cell>
          <table:table-cell office:value-type="float" office:value="7.298828673150237">
            <text:p>7.29882867315023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589999999999994">
            <text:p>-3.6589999999999994</text:p>
          </table:table-cell>
          <table:table-cell office:value-type="float" office:value="0.8176851472296651">
            <text:p>0.8176851472296651</text:p>
          </table:table-cell>
          <table:table-cell office:value-type="float" office:value="0.8496875896469248">
            <text:p>0.849687589646924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67">
            <text:p>-56.67</text:p>
          </table:table-cell>
          <table:table-cell office:value-type="float" office:value="6.191292272215888">
            <text:p>6.191292272215888</text:p>
          </table:table-cell>
          <table:table-cell office:value-type="float" office:value="6.388747921150124">
            <text:p>6.38874792115012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53">
            <text:p>-44.53</text:p>
          </table:table-cell>
          <table:table-cell office:value-type="float" office:value="5.777205206672172">
            <text:p>5.777205206672172</text:p>
          </table:table-cell>
          <table:table-cell office:value-type="float" office:value="5.97428656828579">
            <text:p>5.9742865682857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1.5">
            <text:p>-51.5</text:p>
          </table:table-cell>
          <table:table-cell office:value-type="float" office:value="10.945775440780801">
            <text:p>10.945775440780801</text:p>
          </table:table-cell>
          <table:table-cell office:value-type="float" office:value="11.742657280190036">
            <text:p>11.742657280190036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67999999999999">
            <text:p>-62.67999999999999</text:p>
          </table:table-cell>
          <table:table-cell office:value-type="float" office:value="11.20471329396696">
            <text:p>11.20471329396696</text:p>
          </table:table-cell>
          <table:table-cell office:value-type="float" office:value="11.842297074469966">
            <text:p>11.84229707446996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47">
            <text:p>-65.47</text:p>
          </table:table-cell>
          <table:table-cell office:value-type="float" office:value="6.90281826502771">
            <text:p>6.90281826502771</text:p>
          </table:table-cell>
          <table:table-cell office:value-type="float" office:value="7.140371138813437">
            <text:p>7.14037113881343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200000000000017">
            <text:p>3.200000000000017</text:p>
          </table:table-cell>
          <table:table-cell office:value-type="float" office:value="28.0178514522438">
            <text:p>28.0178514522438</text:p>
          </table:table-cell>
          <table:table-cell office:value-type="float" office:value="30.21655175561899">
            <text:p>30.21655175561899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1.69999999999999">
            <text:p>-61.69999999999999</text:p>
          </table:table-cell>
          <table:table-cell office:value-type="float" office:value="14.733974345029914">
            <text:p>14.733974345029914</text:p>
          </table:table-cell>
          <table:table-cell office:value-type="float" office:value="15.931415505221128">
            <text:p>15.931415505221128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1.69999999999999">
            <text:p>-61.69999999999999</text:p>
          </table:table-cell>
          <table:table-cell office:value-type="float" office:value="17.927911200137057">
            <text:p>17.927911200137057</text:p>
          </table:table-cell>
          <table:table-cell office:value-type="float" office:value="19.52562418976665">
            <text:p>19.52562418976665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9.7">
            <text:p>-49.7</text:p>
          </table:table-cell>
          <table:table-cell office:value-type="float" office:value="16.92955994702757">
            <text:p>16.92955994702757</text:p>
          </table:table-cell>
          <table:table-cell office:value-type="float" office:value="18.527007313648905">
            <text:p>18.527007313648905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5">
            <text:p>-68.5</text:p>
          </table:table-cell>
          <table:table-cell office:value-type="float" office:value="11.941942890501533">
            <text:p>11.941942890501533</text:p>
          </table:table-cell>
          <table:table-cell office:value-type="float" office:value="12.739309243440166">
            <text:p>12.739309243440166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199999999999989">
            <text:p>-9.199999999999989</text:p>
          </table:table-cell>
          <table:table-cell office:value-type="float" office:value="31.815719385234726">
            <text:p>31.815719385234726</text:p>
          </table:table-cell>
          <table:table-cell office:value-type="float" office:value="34.21461675950793">
            <text:p>34.21461675950793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900000000000006">
            <text:p>4.900000000000006</text:p>
          </table:table-cell>
          <table:table-cell office:value-type="float" office:value="24.720234626718266">
            <text:p>24.720234626718266</text:p>
          </table:table-cell>
          <table:table-cell office:value-type="float" office:value="26.51886121235224">
            <text:p>26.51886121235224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19.9">
            <text:p>-419.9</text:p>
          </table:table-cell>
          <table:table-cell office:value-type="float" office:value="148.30337150584273">
            <text:p>148.30337150584273</text:p>
          </table:table-cell>
          <table:table-cell office:value-type="float" office:value="162.50307689394685">
            <text:p>162.50307689394685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699999999999989">
            <text:p>-5.699999999999989</text:p>
          </table:table-cell>
          <table:table-cell office:value-type="float" office:value="26.51886121235224">
            <text:p>26.51886121235224</text:p>
          </table:table-cell>
          <table:table-cell office:value-type="float" office:value="28.317662332897477">
            <text:p>28.317662332897477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94">
            <text:p>-83.94</text:p>
          </table:table-cell>
          <table:table-cell office:value-type="float" office:value="11.304317759157344">
            <text:p>11.304317759157344</text:p>
          </table:table-cell>
          <table:table-cell office:value-type="float" office:value="11.981802869351505">
            <text:p>11.98180286935150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25999999999999">
            <text:p>-50.25999999999999</text:p>
          </table:table-cell>
          <table:table-cell office:value-type="float" office:value="13.21788182728232">
            <text:p>13.21788182728232</text:p>
          </table:table-cell>
          <table:table-cell office:value-type="float" office:value="14.015719746056588">
            <text:p>14.01571974605658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0.25999999999999">
            <text:p>-50.25999999999999</text:p>
          </table:table-cell>
          <table:table-cell office:value-type="float" office:value="13.21788182728232">
            <text:p>13.21788182728232</text:p>
          </table:table-cell>
          <table:table-cell office:value-type="float" office:value="14.015719746056588">
            <text:p>14.01571974605658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219999999999995">
            <text:p>-6.2219999999999995</text:p>
          </table:table-cell>
          <table:table-cell office:value-type="float" office:value="0.9093756099654324">
            <text:p>0.9093756099654324</text:p>
          </table:table-cell>
          <table:table-cell office:value-type="float" office:value="0.9533121209761259">
            <text:p>0.953312120976125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8149999999999995">
            <text:p>-3.8149999999999995</text:p>
          </table:table-cell>
          <table:table-cell office:value-type="float" office:value="0.5433056230152605">
            <text:p>0.5433056230152605</text:p>
          </table:table-cell>
          <table:table-cell office:value-type="float" office:value="0.5751773639495912">
            <text:p>0.575177363949591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271999999999999">
            <text:p>-7.271999999999999</text:p>
          </table:table-cell>
          <table:table-cell office:value-type="float" office:value="1.0631763729504145">
            <text:p>1.0631763729504145</text:p>
          </table:table-cell>
          <table:table-cell office:value-type="float" office:value="1.1151215180418679">
            <text:p>1.115121518041867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120000000000005">
            <text:p>-5.5120000000000005</text:p>
          </table:table-cell>
          <table:table-cell office:value-type="float" office:value="0.9213576938409966">
            <text:p>0.9213576938409966</text:p>
          </table:table-cell>
          <table:table-cell office:value-type="float" office:value="0.9692904621422826">
            <text:p>0.969290462142282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43999999999999">
            <text:p>-5.043999999999999</text:p>
          </table:table-cell>
          <table:table-cell office:value-type="float" office:value="0.8854128980311939">
            <text:p>0.8854128980311939</text:p>
          </table:table-cell>
          <table:table-cell office:value-type="float" office:value="0.9293460066089494">
            <text:p>0.929346006608949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7">
            <text:p>-44.7</text:p>
          </table:table-cell>
          <table:table-cell office:value-type="float" office:value="5.787054518492124">
            <text:p>5.787054518492124</text:p>
          </table:table-cell>
          <table:table-cell office:value-type="float" office:value="5.984145720150864">
            <text:p>5.98414572015086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66">
            <text:p>-56.66</text:p>
          </table:table-cell>
          <table:table-cell office:value-type="float" office:value="7.288923102900728">
            <text:p>7.288923102900728</text:p>
          </table:table-cell>
          <table:table-cell office:value-type="float" office:value="7.566372975210778">
            <text:p>7.56637297521077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115">
            <text:p>-7.115</text:p>
          </table:table-cell>
          <table:table-cell office:value-type="float" office:value="0.9483190391424196">
            <text:p>0.9483190391424196</text:p>
          </table:table-cell>
          <table:table-cell office:value-type="float" office:value="0.9922605504604117">
            <text:p>0.992260550460411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24">
            <text:p>-3.024</text:p>
          </table:table-cell>
          <table:table-cell office:value-type="float" office:value="0.8537353219821704">
            <text:p>0.8537353219821704</text:p>
          </table:table-cell>
          <table:table-cell office:value-type="float" office:value="0.8864671454712805">
            <text:p>0.886467145471280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5.72">
            <text:p>-45.72</text:p>
          </table:table-cell>
          <table:table-cell office:value-type="float" office:value="5.846161133598702">
            <text:p>5.846161133598702</text:p>
          </table:table-cell>
          <table:table-cell office:value-type="float" office:value="6.043310351123789">
            <text:p>6.04331035112378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58">
            <text:p>-65.58</text:p>
          </table:table-cell>
          <table:table-cell office:value-type="float" office:value="11.605602095539904">
            <text:p>11.605602095539904</text:p>
          </table:table-cell>
          <table:table-cell office:value-type="float" office:value="11.850080168505194">
            <text:p>11.85008016850519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30999999999999">
            <text:p>-74.30999999999999</text:p>
          </table:table-cell>
          <table:table-cell office:value-type="float" office:value="7.734914349881324">
            <text:p>7.734914349881324</text:p>
          </table:table-cell>
          <table:table-cell office:value-type="float" office:value="8.012646254515424">
            <text:p>8.012646254515424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05999999999999">
            <text:p>-85.05999999999999</text:p>
          </table:table-cell>
          <table:table-cell office:value-type="float" office:value="11.344161493913948">
            <text:p>11.344161493913948</text:p>
          </table:table-cell>
          <table:table-cell office:value-type="float" office:value="11.981802869351519">
            <text:p>11.98180286935151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21">
            <text:p>-69.21</text:p>
          </table:table-cell>
          <table:table-cell office:value-type="float" office:value="7.120568797504871">
            <text:p>7.120568797504871</text:p>
          </table:table-cell>
          <table:table-cell office:value-type="float" office:value="7.358267459123791">
            <text:p>7.35826745912379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0.5">
            <text:p>-60.5</text:p>
          </table:table-cell>
          <table:table-cell office:value-type="float" office:value="9.433154297476543">
            <text:p>9.433154297476543</text:p>
          </table:table-cell>
          <table:table-cell office:value-type="float" office:value="9.791200130729628">
            <text:p>9.79120013072962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28999999999999">
            <text:p>-73.28999999999999</text:p>
          </table:table-cell>
          <table:table-cell office:value-type="float" office:value="9.303897032964198">
            <text:p>9.303897032964198</text:p>
          </table:table-cell>
          <table:table-cell office:value-type="float" office:value="9.661889049249117">
            <text:p>9.66188904924911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05">
            <text:p>-73.05</text:p>
          </table:table-cell>
          <table:table-cell office:value-type="float" office:value="8.270677118591932">
            <text:p>8.270677118591932</text:p>
          </table:table-cell>
          <table:table-cell office:value-type="float" office:value="8.58841661774742">
            <text:p>8.5884166177474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177999999999999">
            <text:p>-5.177999999999999</text:p>
          </table:table-cell>
          <table:table-cell office:value-type="float" office:value="0.7237292311355119">
            <text:p>0.7237292311355119</text:p>
          </table:table-cell>
          <table:table-cell office:value-type="float" office:value="0.7596472865744996">
            <text:p>0.759647286574499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744999999999999">
            <text:p>-4.744999999999999</text:p>
          </table:table-cell>
          <table:table-cell office:value-type="float" office:value="0.8584573373208472">
            <text:p>0.8584573373208472</text:p>
          </table:table-cell>
          <table:table-cell office:value-type="float" office:value="0.9023862809240839">
            <text:p>0.9023862809240839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8469999999999995">
            <text:p>-4.8469999999999995</text:p>
          </table:table-cell>
          <table:table-cell office:value-type="float" office:value="0.8644472222177596">
            <text:p>0.8644472222177596</text:p>
          </table:table-cell>
          <table:table-cell office:value-type="float" office:value="0.9083771243266753">
            <text:p>0.908377124326675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008">
            <text:p>-8.008</text:p>
          </table:table-cell>
          <table:table-cell office:value-type="float" office:value="1.1430940468745345">
            <text:p>1.1430940468745345</text:p>
          </table:table-cell>
          <table:table-cell office:value-type="float" office:value="1.1990429516910563">
            <text:p>1.199042951691056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277">
            <text:p>-7.277</text:p>
          </table:table-cell>
          <table:table-cell office:value-type="float" office:value="1.1001368096741424">
            <text:p>1.1001368096741424</text:p>
          </table:table-cell>
          <table:table-cell office:value-type="float" office:value="1.1560817445146327">
            <text:p>1.156081744514632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69999999999999">
            <text:p>-92.69999999999999</text:p>
          </table:table-cell>
          <table:table-cell office:value-type="float" office:value="9.353608929178082">
            <text:p>9.353608929178082</text:p>
          </table:table-cell>
          <table:table-cell office:value-type="float" office:value="9.751410154434078">
            <text:p>9.75141015443407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434999999999999">
            <text:p>-6.434999999999999</text:p>
          </table:table-cell>
          <table:table-cell office:value-type="float" office:value="0.9403302611316942">
            <text:p>0.9403302611316942</text:p>
          </table:table-cell>
          <table:table-cell office:value-type="float" office:value="0.9882656525449034">
            <text:p>0.988265652544903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853">
            <text:p>-6.853</text:p>
          </table:table-cell>
          <table:table-cell office:value-type="float" office:value="1.0781600066780441">
            <text:p>1.0781600066780441</text:p>
          </table:table-cell>
          <table:table-cell office:value-type="float" office:value="1.1341027290329575">
            <text:p>1.1341027290329575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75">
            <text:p>-5.75</text:p>
          </table:table-cell>
          <table:table-cell office:value-type="float" office:value="0.9033847463843973">
            <text:p>0.9033847463843973</text:p>
          </table:table-cell>
          <table:table-cell office:value-type="float" office:value="0.9473204315330687">
            <text:p>0.947320431533068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979999999999999">
            <text:p>-6.979999999999999</text:p>
          </table:table-cell>
          <table:table-cell office:value-type="float" office:value="1.0891482910972217">
            <text:p>1.0891482910972217</text:p>
          </table:table-cell>
          <table:table-cell office:value-type="float" office:value="1.1450921360309834">
            <text:p>1.145092136030983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555">
            <text:p>-7.555</text:p>
          </table:table-cell>
          <table:table-cell office:value-type="float" office:value="1.0322117030919584">
            <text:p>1.0322117030919584</text:p>
          </table:table-cell>
          <table:table-cell office:value-type="float" office:value="1.0841535869054717">
            <text:p>1.084153586905471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225999999999999">
            <text:p>-7.225999999999999</text:p>
          </table:table-cell>
          <table:table-cell office:value-type="float" office:value="0.9632984999469268">
            <text:p>0.9632984999469268</text:p>
          </table:table-cell>
          <table:table-cell office:value-type="float" office:value="1.0112368664165696">
            <text:p>1.011236866416569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860999999999999">
            <text:p>-6.860999999999999</text:p>
          </table:table-cell>
          <table:table-cell office:value-type="float" office:value="1.0501909350208651">
            <text:p>1.0501909350208651</text:p>
          </table:table-cell>
          <table:table-cell office:value-type="float" office:value="1.102134746752865">
            <text:p>1.10213474675286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988">
            <text:p>-8.988</text:p>
          </table:table-cell>
          <table:table-cell office:value-type="float" office:value="1.1131235331264908">
            <text:p>1.1131235331264908</text:p>
          </table:table-cell>
          <table:table-cell office:value-type="float" office:value="1.1690697156286267">
            <text:p>1.169069715628626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2.36999999999999">
            <text:p>-72.36999999999999</text:p>
          </table:table-cell>
          <table:table-cell office:value-type="float" office:value="8.548689958116384">
            <text:p>8.548689958116384</text:p>
          </table:table-cell>
          <table:table-cell office:value-type="float" office:value="8.906317982196692">
            <text:p>8.90631798219669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54999999999999">
            <text:p>-3.754999999999999</text:p>
          </table:table-cell>
          <table:table-cell office:value-type="float" office:value="1.056769132781612">
            <text:p>1.056769132781612</text:p>
          </table:table-cell>
          <table:table-cell office:value-type="float" office:value="1.1028549315299818">
            <text:p>1.102854931529981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33">
            <text:p>-70.33</text:p>
          </table:table-cell>
          <table:table-cell office:value-type="float" office:value="10.418104434108928">
            <text:p>10.418104434108928</text:p>
          </table:table-cell>
          <table:table-cell office:value-type="float" office:value="10.776497575743248">
            <text:p>10.77649757574324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7.91999999999999">
            <text:p>-97.91999999999999</text:p>
          </table:table-cell>
          <table:table-cell office:value-type="float" office:value="10.010074924794512">
            <text:p>10.010074924794512</text:p>
          </table:table-cell>
          <table:table-cell office:value-type="float" office:value="10.408150652253276">
            <text:p>10.40815065225327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3.53999999999999">
            <text:p>-63.53999999999999</text:p>
          </table:table-cell>
          <table:table-cell office:value-type="float" office:value="6.6160108826996264">
            <text:p>6.6160108826996264</text:p>
          </table:table-cell>
          <table:table-cell office:value-type="float" office:value="6.853349546024923">
            <text:p>6.85334954602492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16">
            <text:p>-82.16</text:p>
          </table:table-cell>
          <table:table-cell office:value-type="float" office:value="9.095141560195756">
            <text:p>9.095141560195756</text:p>
          </table:table-cell>
          <table:table-cell office:value-type="float" office:value="9.413267233006826">
            <text:p>9.41326723300682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14999999999999">
            <text:p>-87.14999999999999</text:p>
          </table:table-cell>
          <table:table-cell office:value-type="float" office:value="8.568552970017755">
            <text:p>8.568552970017755</text:p>
          </table:table-cell>
          <table:table-cell office:value-type="float" office:value="8.886444733412807">
            <text:p>8.88644473341280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5.72">
            <text:p>-45.72</text:p>
          </table:table-cell>
          <table:table-cell office:value-type="float" office:value="5.846161133598702">
            <text:p>5.846161133598702</text:p>
          </table:table-cell>
          <table:table-cell office:value-type="float" office:value="6.043310351123789">
            <text:p>6.04331035112378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19">
            <text:p>-44.19</text:p>
          </table:table-cell>
          <table:table-cell office:value-type="float" office:value="6.072898813581536">
            <text:p>6.072898813581536</text:p>
          </table:table-cell>
          <table:table-cell office:value-type="float" office:value="6.30974642913644">
            <text:p>6.3097464291364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31999999999999">
            <text:p>-56.31999999999999</text:p>
          </table:table-cell>
          <table:table-cell office:value-type="float" office:value="6.952294585243058">
            <text:p>6.952294585243058</text:p>
          </table:table-cell>
          <table:table-cell office:value-type="float" office:value="7.189881779278437">
            <text:p>7.18988177927843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44">
            <text:p>-65.44</text:p>
          </table:table-cell>
          <table:table-cell office:value-type="float" office:value="7.625850772208962">
            <text:p>7.625850772208962</text:p>
          </table:table-cell>
          <table:table-cell office:value-type="float" office:value="7.90351820393931">
            <text:p>7.903518203939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929999999999996">
            <text:p>-3.1929999999999996</text:p>
          </table:table-cell>
          <table:table-cell office:value-type="float" office:value="0.7833319858144435">
            <text:p>0.7833319858144435</text:p>
          </table:table-cell>
          <table:table-cell office:value-type="float" office:value="0.8050844676181501">
            <text:p>0.8050844676181501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6469999999999994">
            <text:p>-2.6469999999999994</text:p>
          </table:table-cell>
          <table:table-cell office:value-type="float" office:value="0.640937594466107">
            <text:p>0.640937594466107</text:p>
          </table:table-cell>
          <table:table-cell office:value-type="float" office:value="0.6536367492728665">
            <text:p>0.653636749272866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55">
            <text:p>-3.755</text:p>
          </table:table-cell>
          <table:table-cell office:value-type="float" office:value="0.7726066269454337">
            <text:p>0.7726066269454337</text:p>
          </table:table-cell>
          <table:table-cell office:value-type="float" office:value="0.7941593039183008">
            <text:p>0.7941593039183008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329999999999997">
            <text:p>-3.3329999999999997</text:p>
          </table:table-cell>
          <table:table-cell office:value-type="float" office:value="0.7366688536920781">
            <text:p>0.7366688536920781</text:p>
          </table:table-cell>
          <table:table-cell office:value-type="float" office:value="0.7544700126578925">
            <text:p>0.754470012657892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1299999999999994">
            <text:p>-3.1299999999999994</text:p>
          </table:table-cell>
          <table:table-cell office:value-type="float" office:value="0.7537214339528896">
            <text:p>0.7537214339528896</text:p>
          </table:table-cell>
          <table:table-cell office:value-type="float" office:value="0.7748961220705654">
            <text:p>0.7748961220705654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873">
            <text:p>-3.873</text:p>
          </table:table-cell>
          <table:table-cell office:value-type="float" office:value="0.714927269028116">
            <text:p>0.714927269028116</text:p>
          </table:table-cell>
          <table:table-cell office:value-type="float" office:value="0.7322738558763382">
            <text:p>0.7322738558763382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119999999999997">
            <text:p>-3.6119999999999997</text:p>
          </table:table-cell>
          <table:table-cell office:value-type="float" office:value="0.7042840336114403">
            <text:p>0.7042840336114403</text:p>
          </table:table-cell>
          <table:table-cell office:value-type="float" office:value="0.7185095684818682">
            <text:p>0.7185095684818682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03999999999999">
            <text:p>-83.03999999999999</text:p>
          </table:table-cell>
          <table:table-cell office:value-type="float" office:value="9.055385138137417">
            <text:p>9.055385138137417</text:p>
          </table:table-cell>
          <table:table-cell office:value-type="float" office:value="9.413267233006826">
            <text:p>9.41326723300682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53999999999999">
            <text:p>-83.53999999999999</text:p>
          </table:table-cell>
          <table:table-cell office:value-type="float" office:value="9.055385138137417">
            <text:p>9.055385138137417</text:p>
          </table:table-cell>
          <table:table-cell office:value-type="float" office:value="9.413267233006826">
            <text:p>9.41326723300682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66">
            <text:p>-98.66</text:p>
          </table:table-cell>
          <table:table-cell office:value-type="float" office:value="9.910580205013225">
            <text:p>9.910580205013225</text:p>
          </table:table-cell>
          <table:table-cell office:value-type="float" office:value="10.268807136177015">
            <text:p>10.2688071361770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3.46">
            <text:p>-73.46</text:p>
          </table:table-cell>
          <table:table-cell office:value-type="float" office:value="9.950376877284604">
            <text:p>9.950376877284604</text:p>
          </table:table-cell>
          <table:table-cell office:value-type="float" office:value="10.388243354869969">
            <text:p>10.38824335486996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3999999999999">
            <text:p>-47.53999999999999</text:p>
          </table:table-cell>
          <table:table-cell office:value-type="float" office:value="9.5524865872714">
            <text:p>9.5524865872714</text:p>
          </table:table-cell>
          <table:table-cell office:value-type="float" office:value="9.910580205013225">
            <text:p>9.91058020501322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3999999999999">
            <text:p>-47.53999999999999</text:p>
          </table:table-cell>
          <table:table-cell office:value-type="float" office:value="9.5524865872714">
            <text:p>9.5524865872714</text:p>
          </table:table-cell>
          <table:table-cell office:value-type="float" office:value="9.910580205013225">
            <text:p>9.910580205013225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6.41">
            <text:p>-96.41</text:p>
          </table:table-cell>
          <table:table-cell office:value-type="float" office:value="9.661889049249117">
            <text:p>9.661889049249117</text:p>
          </table:table-cell>
          <table:table-cell office:value-type="float" office:value="10.020024950068736">
            <text:p>10.02002495006873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83999999999999">
            <text:p>-75.83999999999999</text:p>
          </table:table-cell>
          <table:table-cell office:value-type="float" office:value="12.639620247459963">
            <text:p>12.639620247459963</text:p>
          </table:table-cell>
          <table:table-cell office:value-type="float" office:value="13.397372876799405">
            <text:p>13.39737287679940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259999999999994">
            <text:p>-6.1259999999999994</text:p>
          </table:table-cell>
          <table:table-cell office:value-type="float" office:value="0.7297150128646112">
            <text:p>0.7297150128646112</text:p>
          </table:table-cell>
          <table:table-cell office:value-type="float" office:value="0.7696258831406341">
            <text:p>0.7696258831406341</text:p>
          </table:table-cell>
          <table:table-cell office:value-type="string" office:value="SugiharaEtal2003,SasakiEtal1998">
            <text:p>SugiharaEtal2003,Sasaki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